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8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812e9c" style:font-name="Monospace" fo:font-size="10pt" fo:font-weight="bold" style:font-name-asian="Monospace" style:font-name-complex="" style:font-size-asian="10pt" style:font-size-complex="10pt" style:font-weight-asian="bold" style:font-weight-complex="bold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" style:font-size-asian="10pt" style:font-size-complex="10pt" fo:color="#812e9c"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0.4114in" svg:y="0.1646in">
            <draw:object draw:notify-on-update-of-ranges="Sheet1.F30:Sheet1.M30 Sheet1.E47:Sheet1.E47 Sheet1.F47:Sheet1.M47 Sheet1.E48:Sheet1.E48 Sheet1.F48:Sheet1.M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Bag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zyLi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including</text:p>
          </table:table-cell>
          <table:table-cell table:style-name="ce3" table:number-columns-spanned="1" table:number-rows-spanned="2"/>
          <table:table-cell office:value-type="string" calcext:value-type="string">
            <text:p>Regular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table:number-columns-repeated="9"/>
          <table:table-cell office:value-type="string" calcext:value-type="string">
            <text:p>select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4"/>
          <table:table-cell table:style-name="ce5" office:value-type="string" calcext:value-type="string">
            <text:p>EMFTV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.986" calcext:value-type="float">
            <text:p>2.986</text:p>
          </table:table-cell>
          <table:table-cell office:value-type="float" office:value="21.382" calcext:value-type="float">
            <text:p>21.382</text:p>
          </table:table-cell>
          <table:table-cell table:number-columns-repeated="9"/>
          <table:table-cell office:value-type="string" calcext:value-type="string">
            <text:p>reject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excluding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8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8"/>
          <table:table-cell office:value-type="string" calcext:value-type="string">
            <text:p>sortedBy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union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roduct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7"/>
          <table:table-cell office:value-type="string" calcext:value-type="string">
            <text:p>LazySet</text:p>
          </table:table-cell>
          <table:table-cell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flatten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intersection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-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ymetricDifference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append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repend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everse</text:p>
          </table:table-cell>
          <table:table-cell table:style-name="ce1" table:number-columns-spanned="1" table:number-rows-spanned="2"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covered-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equence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any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ollect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ollectNested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exists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forAll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isUnique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ne</text:p>
          </table:table-cell>
          <table:table-cell/>
          <table:table-cell office:value-type="string" calcext:value-type="string">
            <text:p>Regular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eject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4" calcext:value-type="float">
            <text:p>0.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134" calcext:value-type="float">
            <text:p>0.13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elect</text:p>
          </table:table-cell>
          <table:table-cell table:style-name="ce5" office:value-type="string" calcext:value-type="string">
            <text:p><text:span text:style-name="T1">thisModule</text:span><text:span text:style-name="T2">.takeInInteger(1000,</text:span><text:span text:style-name="T3">thisModule</text:span><text:span text:style-name="T2">.integerSequence(1,1000)-&gt;select(x | (10).factorial() &gt; 0));</text:span></text:p>
          </table:table-cell>
          <table:table-cell office:value-type="string" calcext:value-type="string">
            <text:p>Regular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6" calcext:value-type="float">
            <text:p>0.056</text:p>
          </table:table-cell>
          <table:table-cell table:number-columns-repeated="11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5" office:value-type="string" calcext:value-type="string">
            <text:p>EMFTVM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" calcext:value-type="float">
            <text:p>0.07</text:p>
          </table:table-cell>
          <table:table-cell office:value-type="float" office:value="0.135" calcext:value-type="float">
            <text:p>0.13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0:47:45.31853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boncorps</meta:initial-creator>
    <meta:creation-date>2015-10-07T12:03:15.442004559</meta:creation-date>
    <dc:date>2015-10-16T14:05:53.785465109</dc:date>
    <dc:creator>robin boncorps</dc:creator>
    <meta:editing-duration>PT17H23S</meta:editing-duration>
    <meta:editing-cycles>18</meta:editing-cycles>
    <meta:generator>LibreOffice/4.3.5.2.0$Linux_X86_64 LibreOffice_project/430$Build-2</meta:generator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76cm" svg:y="0.316cm" chart:style-name="ch2">
          <text:p>Sequence Select</text:p>
        </chart:title>
        <chart:legend chart:legend-position="end" svg:x="13.201cm" svg:y="3.952cm" style:legend-expansion="high" chart:style-name="ch3"/>
        <chart:plot-area chart:style-name="ch4" table:cell-range-address="Sheet1.F30:Sheet1.M30 Sheet1.E47:Sheet1.M48" chart:data-source-has-labels="both" svg:x="1.331cm" svg:y="1.275cm" svg:width="11.55cm" svg:height="6.564cm">
          <chartooo:coordinate-region svg:x="2.243cm" svg:y="1.475cm" svg:width="10.266cm" svg:height="5.717cm"/>
          <chart:axis chart:dimension="x" chart:name="primary-x" chart:style-name="ch5" chartooo:axis-type="auto">
            <chartooo:date-scale/>
            <chart:title svg:x="5.58cm" svg:y="8.019cm" chart:style-name="ch6">
              <text:p>number of elements</text:p>
            </chart:title>
            <chart:categories table:cell-range-address="Sheet1.F30:Sheet1.M30"/>
          </chart:axis>
          <chart:axis chart:dimension="y" chart:name="primary-y" chart:style-name="ch5">
            <chart:title svg:x="0.451cm" svg:y="5.249cm" chart:style-name="ch7">
              <text:p>seconds</text:p>
            </chart:title>
            <chart:grid chart:style-name="ch8" chart:class="major"/>
          </chart:axis>
          <chart:series chart:style-name="ch9" chart:values-cell-range-address="Sheet1.F47:Sheet1.M47" chart:label-cell-address="Sheet1.E47:Sheet1.E47" chart:class="chart:line">
            <chart:data-point chart:repeated="8"/>
          </chart:series>
          <chart:series chart:style-name="ch10" chart:values-cell-range-address="Sheet1.F48:Sheet1.M48" chart:label-cell-address="Sheet1.E48:Sheet1.E4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F30:Sheet1.M3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egular</text:p>
                <draw:g>
                  <svg:desc>Sheet1.E47:Sheet1.E47</svg:desc>
                </draw:g>
              </table:table-cell>
              <table:table-cell office:value-type="float" office:value="0.054">
                <text:p>0.054</text:p>
                <draw:g>
                  <svg:desc>Sheet1.F47:Sheet1.M47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EMFTVM</text:p>
                <draw:g>
                  <svg:desc>Sheet1.E48:Sheet1.E48</svg:desc>
                </draw:g>
              </table:table-cell>
              <table:table-cell office:value-type="float" office:value="0.008">
                <text:p>0.008</text:p>
                <draw:g>
                  <svg:desc>Sheet1.F48:Sheet1.M48</svg:desc>
                </draw:g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46">
                <text:p>0.046</text:p>
              </table:table-cell>
              <table:table-cell office:value-type="float" office:value="0.07">
                <text:p>0.07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